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style>
    <style:style style:name="P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Text_20_body" style:list-style-name="L1"/>
    <style:style style:name="P7" style:family="paragraph" style:parent-style-name="Text_20_body" style:list-style-name="L1">
      <style:paragraph-properties fo:margin-top="0in" fo:margin-bottom="0in"/>
    </style:style>
    <style:style style:name="T1"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are all data now</text:p>
      <text:p text:style-name="P2">A Roguelite – Shooter – Tower Defense – Simulation hybrid</text:p>
      <text:p text:style-name="P2">for PC and consoles</text:p>
      <text:p text:style-name="P2"/>
      <text:p text:style-name="P3"/>
      <text:p text:style-name="P5">Title: We Are All Data Now</text:p>
      <text:p text:style-name="Text_20_body">Description: A Action Roguelike shooter with procedural loot and more persistence then a normal Action Roguelike. Multiple characters, abilities and gear to unlock and upgrade, with many different maps and challenges/bosses to overcome and master. </text:p>
      <text:p text:style-name="Text_20_body">Feature Set</text:p>
      <text:list xml:id="list4510301603249507187" text:style-name="L1">
        <text:list-item>
          <text:p text:style-name="P7">Procedural loot and the ability to keep and upgrade gear after a round. </text:p>
        </text:list-item>
        <text:list-item>
          <text:p text:style-name="P7">Each round lasts around 5 to 10 minutes. </text:p>
        </text:list-item>
        <text:list-item>
          <text:p text:style-name="P7">Thousands of enemies on the screen </text:p>
        </text:list-item>
        <text:list-item>
          <text:p text:style-name="P7">Hundreds of achievements </text:p>
        </text:list-item>
        <text:list-item>
          <text:p text:style-name="P7">8 characters each requiring harder tasks to unlock </text:p>
        </text:list-item>
        <text:list-item>
          <text:p text:style-name="P6">Persistence between each match, contributing to overall persistence of smaller skills outside the matches. </text:p>
        </text:list-item>
      </text:list>
      <text:p text:style-name="Text_20_body">Purpose/Application: My games purpose is simply to have fun, kill time and have a ton of endgame stuff to work on, great for completionists! The game will be something you can jump in and out of, spend an hour here and there, or delve deep and binge it.</text:p>
      <text:p text:style-name="Text_20_body"> </text:p>
      <text:p text:style-name="Text_20_body">Premise/High Concept: There is no main character in this game, you will have a choice between 8 increasingly difficult different characters to unlock. Top down "Looter shooter" vibes, with any combination of "builds" to play with. Easy to play, hard to master.  </text:p>
      <text:p text:style-name="Text_20_body"/>
      <text:p text:style-name="Text_20_body"/>
      <text:p text:style-name="Text_20_body">Genre: Action Roguelike/Bullet Hell/Looter Shooter</text:p>
      <text:p text:style-name="Text_20_body"/>
      <text:p text:style-name="Text_20_body">Platform: PC/PS5</text:p>
      <text:p text:style-name="Text_20_body"/>
      <text:p text:style-name="Text_20_body">Audience: The target audience for this game is going to be young adults to adults, it's going to target people who love ARPG's, bullet hells like Vampire Survivors, and people who love looter shooters like Borderlands and Destiny. It will also appeal to people who like creating crazy builds and aren't forced into a meta if they don't want to. </text:p>
      <text:p text:style-name="Text_20_body"/>
      <text:p text:style-name="Text_20_body">Rating: ESRB: M, due to the violence, blood and gore, language, and mature themes discussed in the game. </text:p>
      <text:p text:style-name="Text_20_body"/>
      <text:p text:style-name="Text_20_body">Player Mode: Single Player, this will be single player only. As of now, trying to make games of this <text:soft-page-break/>nature tend to be extremely difficult to get the network optimization down. But, I will allow mods if people want to try. </text:p>
      <text:p text:style-name="Text_20_body"/>
      <text:p text:style-name="Text_20_body">Time-Interval: This game will be real time, with decisions being made outside on the overworld between matches. (Think Rogue Genasia). </text:p>
      <text:p text:style-name="P3"/>
      <text:p text:style-name="P3">Backstory/Synopsis: It is 2125, <text:s/>and the world has become completely corporate, corporations rule the world, and own everything you can think of. Everyone has some kind of neural implants, from attention enhancing, to IQ boosting levels of enhancements. The more money you pay, the smarter you are, the more information you have at your disposal, and the more you can do. Other enhancments also give you super strength, super speed, military members have combat enhancements, if you can think of a way to enhance yourself, there's a coproration selling the mod for it. Someone released a virus that attacks these neural enhancements and is causing them to turn rabid, killing and eating everyone they see, your job is to take out as many of these “zombies” as possible, and taking out the guy who released the hack to stop more people from turning into these monsters. Some do it for profit, some do it for fun, but everyone wants the zombies gone.</text:p>
      <text:p text:style-name="P3"/>
      <text:p text:style-name="P3"/>
      <text:p text:style-name="P3">Character Descriptions: <text:s text:c="3"/>Vladof, the first character you unlocked is an ex soldier, he's tall and scruffy, with brown hair and has combat enhancements both neural and physically. He moves fast, can take more hits, and is better at using rifles then the other characters, can utilize grenades to do more damage to groups. He's angry, mean and just out doing a job. He ties in by being hired by a corporation to clean up the zombies. </text:p>
      <text:p text:style-name="P3"/>
      <text:p text:style-name="P3">Jerome, he's the second character you unlock and he's slow but smart, overweight and balding, can set up traps, and good with a shotgun. He may move slow but he can protect himself from the zombies by employing special towers that give him protection while reloading. He is also being hired by a corporation to clean up the zombies and wants to use the money to become filthy rich.</text:p>
      <text:p text:style-name="P3"/>
      <text:p text:style-name="P3">Anzer, the third character you unlock, he's the fastest of all the characters and uses melee weapons. Looks like your typical punk, grew up in the streets, and just wants to have fun, doesn't take anything seriously. He excels with dodging, melee weapons, and his special allows him to go beserk and take no damage for 3 seconds. He is just doing this for fun.</text:p>
      <text:p text:style-name="P3"/>
      <text:p text:style-name="P3">Competitive Analysis: Three games that can be considered competitiors for this style of game would be Rogue Genasia, <text:s/>Vampire Surivors, and as of recently BallxPit.</text:p>
      <text:p text:style-name="P3"/>
      <text:p text:style-name="P3">Vampire Survivors: VS is one of the core games in this genre and is very simple for what its core gameplay is, but extremely addicting. You play 5 to 10 minute rounds where you fight thousands of enemies and slowly level up over time, you can gain power-ups, and weapons to help you get stronger as the level progresses. If you die, that's it, and you restart from almost zero. There is a procedural system in place to get minor buffs to make each round a little easier, but it takes time to start to notice a difference. </text:p>
      <text:p text:style-name="P3"/>
      <text:p text:style-name="P3">Rogue Genasia: This game plays a lot like Vampire Survivors in terms of the core gameplay, but it's different for a few reasons. One of the first reasons is it has an equipment system, persistence between rounds unlike VS, and <text:s/>the prestige system. In RG you take part in short 3 to 5 minute rounds in a game <text:soft-page-break/>with a procedurally generated overworld that you choose which direction you go based off the types of rounds you want to play, or what kind of upgrades you want to get for your characters. There are also shops that you go to to buy better upgrades, or different abilities. </text:p>
      <text:p text:style-name="P3"/>
      <text:p text:style-name="P3">BallxPit: This is one of the newest in the genre to come out and shakes up the survivor like system at its core. In this one, you still will fight a ton of enemies in a round, but instead of moving your character around and fighting endless enemies, you play in a galaga, brick breaker style where you shoot balls out of your character with different abilities and power ups that fight “tower” enemies. In between rounds you will gain money and resources that you can use to build your own mini city, which in turn enhances your characters to keep getting better and better, stronger and stronger. It's very different in a lot of aspects while still maintining the core concept of survivor likes. </text:p>
      <text:p text:style-name="P3"/>
      <text:p text:style-name="P3">This game will be different and have a competitive edge due to it being more on the ARPG loot side of things compared to the other 3 and other games in this genre. While yes there is character persistence, and leveling up and things of that nature similar to others, the loot system is the main driving point of this. There will be a massive amount of different proceduraly generated gear that you can find, upgrade and change on your characters that will vastly effect how strong your characters are. The thrill of finding a legendary to help you push past the previous level you've been stuck at will make a huge difference with each legendary being unique in its abilities. </text:p>
      <text:p text:style-name="P3"/>
      <text:p text:style-name="P3"/>
      <text:p text:style-name="P3">Rules: This will be a single player game. Age range will be gear towards adults, approximate time to play can be anywhere from short 10-30 minute bursts, or you can binge play it if you want. Victory conditions is beating the boss of each level, doing the quest for the level, or simply surviving a certain amount of time. Loss can happen by dying, running out of time to complete a quest, or quitting. Gameplay will start with you choosing your character, choosing your level, choosing which path you want to take, then messing with your stats, upgrading and equipping different gear based on what your going to be doing, starting the match, and ending the match. Once the match ends you will be able to choose the next level to go to, mess with gear and stats, and even visit a shop. Scoring will be XP based and currency based, as there is no “scoring” but spending resources to unlock or upgrade things. The game will end once you finish the final boss of the map, so completing all the levels in a map. But there will be different modes,difficulties and ways to play that you unlock as you go. </text:p>
      <text:p text:style-name="P3"/>
      <text:p text:style-name="P3">Challenges: The main challenge of the game will be being powerful enough to complete the levels, getting through the map and fighting bosses. As you beat the game a few times the game will have increasingly difficult maps with additional challenges to be done for bonuses. I think the biggest challenge players will face playing the game will be the bosses. There will be mini bosses in the maps that you can fight for better rewards but they will be optional, but the end bosses at the end of each map (not level), will be extremely difficult and not meant to be beaten the first time around. It will require careful planning on the skills you obtain on your run, and using the persistant upgrades outside of maps to continually getting stronger, as well as upgrading and finding better equipment that will help you defeat them. Some of the other challenges include some of the quests you find while progressing through the map. While they can be failed without any impact to your run, completing them is worth the risk and the rewards will benefit you greatly in helping you defeat the map bosses. <text:s/></text:p>
      <text:p text:style-name="P3"/>
      <text:p text:style-name="P3">Strategies: <text:s/>The first main strategy that is obvious to the players is choosing what skills synergize and work best with each character. This will be key in helping them progress and beating the bosses. If you choose a bunch of skills that don't work well with the character, and doesn't synergize well, it will end up spreading the damage or effects out too much and it won't benefit the player or help them with the <text:soft-page-break/>map bosses, at first. As you beat the game and unlock more stuff, that will eventually not matter as much. The second strategy players will use is equipping and upgrading equipment to work with your characters. Yes you can equip anything on anyone, but ranged damage on a piece of gear isn't going to do you any benefit for melee skills or a melee based character, so equipping the right gear on the right character and picking skills that fit that gear is going to matter a lot. The third strategy is the persistant upgrades outside of each run. These upgrades will persist regardless of if you win or lose a run and while most of them are small stat boosts, there are some that will help you out tremendously while also being very expensive. So spending your currency wisely and effeciantly is going to help players a lot. </text:p>
      <text:p text:style-name="P3"/>
      <text:p text:style-name="P3"/>
      <text:p text:style-name="P4"><text:span text:style-name="T1">Game Theory: </text:span>For the game balance of this game, it will rely on the choices the player makes as the game state progresses. To progress further you have to ensure you create the right synergies with your gear, pick the right skills to get stronger and make sure it all works together with your character, there will be some randomness involved in terms of selecting skills and the equipment drops, but in terms of how each match goes depends on how well you setup your character, if you fail a level you will always end up with gear and experience to improve to try again. </text:p>
      <text:p text:style-name="Text_20_body"/>
      <text:p text:style-name="Text_20_body">Perspective: The perspective/game view of the game is top down aerial view since there will be a lot happening on screen at once. </text:p>
      <text:p text:style-name="P3"/>
      <text:p text:style-name="P3"/>
      <text:p text:style-name="P3">User Interface – There will be multiple user interfaces in We Are All Data Now, The main UI for when you are in game will have a Soda can that is colored that loses color downward as you get hit. For example if you are at half health, <text:s/>half the can will be colored and half will be grey. That will be on the bottom left of the screen, the bottom right of the screen will have a CPU that starts to glow as your special is powering up and once it is ready will bounce and glow showing that your ultimate or ability is ready, in the bottom middle will have the skills and the passives you have selected for this run. On the top of the screen on the right will be a minimap that shows the general area you are in, the direction to different quest items and the enemies on screen as tiny red dots. With bosses being skulls. Underneath that will be your quests for that level. When you pause you have your typical start menu. Resume/Options/Stats/Equipment/Library/Quit. Stats will bring you to your stats screen with your equipped skills and stats for the run. The equipment will bring you to your equipment screen which also has your in run inventory so you can read the stats of your equipment, equip and move around gear you find in that run, and check the synergies. Library will have a library of all the skills/passives and evolutions you have discovered. In the outside menus on the overworld you will have your shop screen, which has buy/sell/upgrade. The Upgrading screen which has you upgrading your abilities, buying perks, and looking at future upgrades, and the UI on the actual overworld will be your character you chose for this run on a node, the top will have the run completion percentage, the difficulty, and your progress. The right side of the screen will have your quests which are able to be clicked on, and the left side will have information telling you if you have enough currency/etc. Available for upgrades, and if you have new gear you can equip. Pressing ESC will also bring up the Resume/Options/Stats/Equipment/Library screens. On the MAIN menu of the game you have your start, options, library, upgrades, exit menu. Same library as before, and same upgrade as before but this gives you access to persistant upgrades that go past the characters. </text:p>
      <text:p text:style-name="P3"/>
      <text:p text:style-name="P3">Audio – For audio, if I have the money, I would like to hire a couple artists to do music for the game, this game would go very well with cyberpunk/synthwave soundtrack. Stuff like Hyper, Alex, Tokyo Rose, White Gavriel, Waveshaper, Mitch Murder, Dance with the Dead, Gost, etc. If I can I would love <text:soft-page-break/>to be able to use adaptive audio that fills the length of each match. For sound effects, those will be more in the backround as I don't want there to be to much audio clutter and overwhelming noises. The audio will consist of your character dodging, getting hit, the skills themselves will have their own sounds, enemies dying, picking up currencies, bosses will make noise, where as enemies wont make noise. The only noise from enemies will be from projectiles so that you know that there are projectiles out to help discern from the visual clutter of all the enemies on the screen. If I end up having the money I would like all the characters to have cheesy lines and be fully voice acted. </text:p>
      <text:p text:style-name="P3"/>
      <text:p text:style-name="P3">Summary/future updates: We Are All Data Now is a new game in the action roguelike genre. It will have borrowed ideas from other games in the genre while incorporating new things. The equipment system it will heavily rely on is new to the action roguelike genre but not new to ARPG's or looter shooters. This game will bring some of in my opinion the best of all worlds to this. It will heavily rely on creating your own synergies and not rely on metas to progress in the game. If you want to follow others build ideas that is up to you, but you will also be able to create new and crazy combinations that shouldn't work, but do. In the future I would like to add more equipment rarities in DLC's along with new characters, new challenges, new maps, and new modes. I also would like to keep updating the game to improve optimization, create free updates that add smaller things like skills, and modes, and keep the game stable and fun to play. As of writing this document right now if people find broken combinations that shouldn't interact in ways that it does, depending on the severity of it or how it forces a meta I probably wont change it and let people have fun with it. If it becomes the meta everyone uses because certain challenges or levels are too hard, then I will change it to force there to be no metas, and decrease the difficulties that players have with certain sections of the game. I also want to include a custom mode after the game comes out that lets you choose the difficulty seperate from the base options with a ton of customizable options to make that run unique to how you want it. (Enemy count, boss count, skills that show up, etc.) essentially a sandbox m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rion Parfrey</meta:initial-creator>
    <meta:creation-date>2025-09-16T17:19:51.03</meta:creation-date>
    <dc:date>2025-12-15T20:22:04.77</dc:date>
    <dc:creator>Orion Parfrey</dc:creator>
    <meta:editing-duration>PT3H56M16S</meta:editing-duration>
    <meta:editing-cycles>11</meta:editing-cycles>
    <meta:generator>OpenOffice/4.1.10$Win32 OpenOffice.org_project/4110m2$Build-9807</meta:generator>
    <meta:document-statistic meta:table-count="0" meta:image-count="0" meta:object-count="0" meta:page-count="5" meta:paragraph-count="38" meta:word-count="2849" meta:character-count="15973"/>
  </office:meta>
</office:document-meta>
</file>